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a0bbc" officeooo:paragraph-rsid="006300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648f3" officeooo:paragraph-rsid="006300d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85ba2" officeooo:paragraph-rsid="006be59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6007a9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98581" officeooo:paragraph-rsid="006300d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a0036" officeooo:paragraph-rsid="006007a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0e27b" officeooo:paragraph-rsid="006300d2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98581" officeooo:paragraph-rsid="006300d2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42759" officeooo:paragraph-rsid="00642759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e6b12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9dfe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07a9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698581" officeooo:paragraph-rsid="006300d2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6300d2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6be59c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a0036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5391ff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4681c4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6007a9"/>
    </style:style>
    <style:style style:name="P24" style:family="paragraph" style:parent-style-name="Standard" style:list-style-name="L7">
      <style:paragraph-properties fo:text-align="start" style:justify-single-word="false"/>
      <style:text-properties officeooo:paragraph-rsid="006e6b12"/>
    </style:style>
    <style:style style:name="P25" style:family="paragraph" style:parent-style-name="Standard">
      <style:paragraph-properties fo:text-align="start" style:justify-single-word="false"/>
      <style:text-properties officeooo:paragraph-rsid="006f66db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a0036" officeooo:paragraph-rsid="0044638f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a0036" officeooo:paragraph-rsid="003a0036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6b4200" officeooo:paragraph-rsid="006b4200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4681c4" officeooo:paragraph-rsid="004681c4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style="normal" fo:font-weight="normal" officeooo:rsid="00613f16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f66db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f66db" style:font-weight-asian="bold" style:font-weight-complex="bold"/>
    </style:style>
    <style:style style:name="T1" style:family="text">
      <style:text-properties style:font-name="DejaVu Sans Condensed1" fo:font-size="12pt" fo:font-weight="normal" officeooo:rsid="003a0036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b29e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bd701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401487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4648f3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4b6865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d33c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d1af8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51d3f9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51b8a3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83583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391ff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85ba2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6be59c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a0036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bd701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d33c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e260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0f0a5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5c806d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dacd9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1b8a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b6865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63016d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6007a9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5391ff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47c676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683583" style:font-size-asian="12pt" style:font-weight-asian="bold" style:font-size-complex="12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bd701" style:font-weight-asian="bold" style:font-weight-complex="bold"/>
    </style:style>
    <style:style style:name="T34" style:family="text">
      <style:text-properties fo:font-weight="bold" officeooo:rsid="0044638f" style:font-weight-asian="bold" style:font-weight-complex="bold"/>
    </style:style>
    <style:style style:name="T35" style:family="text">
      <style:text-properties fo:font-weight="bold" officeooo:rsid="00600001" style:font-weight-asian="bold" style:font-weight-complex="bold"/>
    </style:style>
    <style:style style:name="T36" style:family="text">
      <style:text-properties officeooo:rsid="003a0036"/>
    </style:style>
    <style:style style:name="T37" style:family="text">
      <style:text-properties officeooo:rsid="003bd701"/>
    </style:style>
    <style:style style:name="T38" style:family="text">
      <style:text-properties officeooo:rsid="003d33cf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0305128"/>
    </style:style>
    <style:style style:name="T41" style:family="text">
      <style:text-properties style:text-line-through-style="none" style:text-line-through-type="none" fo:font-weight="bold" officeooo:rsid="00305128" style:font-weight-asian="bold" style:font-weight-complex="bold"/>
    </style:style>
    <style:style style:name="T42" style:family="text">
      <style:text-properties style:text-line-through-style="none" style:text-line-through-type="none" fo:font-weight="bold" officeooo:rsid="004648f3" style:font-weight-asian="bold" style:font-weight-complex="bold"/>
    </style:style>
    <style:style style:name="T43" style:family="text">
      <style:text-properties style:text-line-through-style="none" style:text-line-through-type="none" officeooo:rsid="004648f3"/>
    </style:style>
    <style:style style:name="T44" style:family="text">
      <style:text-properties style:text-line-through-style="none" style:text-line-through-type="none" style:font-name="DejaVu Sans Condensed1" fo:font-size="12pt" fo:font-style="italic" fo:font-weight="normal" officeooo:rsid="00305128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text-line-through-style="none" style:text-line-through-type="none" style:font-name="DejaVu Sans Condensed1" fo:font-size="12pt" fo:font-style="italic" fo:font-weight="normal" officeooo:rsid="006007a9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47" style:family="text">
      <style:text-properties style:text-line-through-style="none" style:text-line-through-type="none" style:font-name="DejaVu Sans Condensed1" fo:font-size="12pt" officeooo:rsid="0060e27b" style:font-size-asian="12pt" style:font-size-complex="12pt"/>
    </style:style>
    <style:style style:name="T48" style:family="text">
      <style:text-properties style:text-line-through-style="none" style:text-line-through-type="none" style:font-name="DejaVu Sans Condensed1" fo:font-size="12pt" fo:font-style="normal" fo:font-weight="normal" officeooo:rsid="006007a9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DejaVu Sans Condensed1" fo:font-size="12pt" fo:font-style="normal" fo:font-weight="bold" officeooo:rsid="006007a9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text-line-through-style="none" style:text-line-through-type="none" style:font-name="DejaVu Sans Condensed1" fo:font-size="12pt" fo:font-style="normal" fo:font-weight="bold" officeooo:rsid="00669212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style:text-line-through-type="none" style:font-name="DejaVu Sans Condensed1" fo:font-size="12pt" fo:font-style="normal" fo:font-weight="bold" officeooo:rsid="00613f16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line-through-style="none" style:text-line-through-type="none" style:font-name="DejaVu Sans Condensed1" fo:font-size="12pt" fo:font-style="normal" fo:font-weight="bold" officeooo:rsid="00697256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line-through-style="none" style:text-line-through-type="none" style:font-name="DejaVu Sans Condensed" style:font-name-asian="DejaVu Sans Condensed" style:font-name-complex="DejaVu Sans Condensed"/>
    </style:style>
    <style:style style:name="T54" style:family="text">
      <style:text-properties officeooo:rsid="0044638f"/>
    </style:style>
    <style:style style:name="T55" style:family="text">
      <style:text-properties officeooo:rsid="0052534e"/>
    </style:style>
    <style:style style:name="T56" style:family="text">
      <style:text-properties officeooo:rsid="00600001"/>
    </style:style>
    <style:style style:name="T57" style:family="text">
      <style:text-properties officeooo:rsid="006007a9"/>
    </style:style>
    <style:style style:name="T58" style:family="text">
      <style:text-properties officeooo:rsid="0063016d"/>
    </style:style>
    <style:style style:name="T59" style:family="text">
      <style:text-properties officeooo:rsid="006be59c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60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E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25"><text:span text:style-name="T21">5</text:span><text:span text:style-name="T23">0</text:span><text:span text:style-name="T22">2 </text:span><text:span text:style-name="T17">- </text:span><text:span text:style-name="T15">A/G </text:span><text:span text:style-name="T16">- </text:span><text:span text:style-name="T27">CCIP Bombs</text:span></text:p>
      <text:p text:style-name="P3"/>
      <text:p text:style-name="P9">Fence In</text:p>
      <text:list text:style-name="L1">
        <text:list-item>
          <text:p text:style-name="P11">Master Arm ... ON (B2 button to toggle)</text:p>
        </text:list-item>
        <text:list-item>
          <text:p text:style-name="P17"><text:span text:style-name="T47">R</text:span><text:span text:style-name="T46">adar ... EMIT (Mode knob to 4)</text:span></text:p>
        </text:list-item>
        <text:list-item>
          <text:p text:style-name="P12">Gun arming switch ... ARM (B1 button to toggle)</text:p>
        </text:list-item>
        <text:list-item>
          <text:p text:style-name="P13">Bomb fuzing, quantity, interval ... Set (PPA, above right knee)</text:p>
        </text:list-item>
      </text:list>
      <text:p text:style-name="P5"/>
      <text:p text:style-name="P6">Mixing weapons</text:p>
      <text:list text:style-name="L2">
        <text:list-item>
          <text:p text:style-name="P18"><text:span text:style-name="T5">Can have </text:span><text:span text:style-name="T6">bombs, and rockets on inner wing pylon</text:span><text:span text:style-name="T9"> only</text:span><text:span text:style-name="T6">. <text:s/>Rockets on outer wing pylon </text:span><text:span text:style-name="T10">can be fitted </text:span><text:span text:style-name="T25">but </text:span><text:span text:style-name="T26">cannot be selected</text:span><text:span text:style-name="T25">, so is not valid</text:span><text:span text:style-name="T6">.</text:span></text:p>
        </text:list-item>
        <text:list-item>
          <text:p text:style-name="P26">Cannot mix A/G weapons with Super 530D missiles, only Magics.</text:p>
        </text:list-item>
      </text:list>
      <text:p text:style-name="P2"/>
      <text:p text:style-name="P7">SAMP-250 note</text:p>
      <text:list text:style-name="L3">
        <text:list-item>
          <text:p text:style-name="P19"><text:span text:style-name="T13">As of 06/2022, SAMP-250 </text:span><text:span text:style-name="T14">LD</text:span><text:span text:style-name="T13"> (slick) bombs don't have the right release profile and will always hit long. <text:s/>SAMP-250 </text:span><text:span text:style-name="T14">HD</text:span><text:span text:style-name="T13"> (parachute retarded) works correctly.</text:span></text:p>
        </text:list-item>
      </text:list>
      <text:p text:style-name="P1"/>
      <text:p text:style-name="P4"><text:span text:style-name="T58">CCIP Bombs -- </text:span><text:span text:style-name="T37">Mk 82 Snakeye</text:span><text:span text:style-name="T55">, Mk 82 AIR,</text:span><text:span text:style-name="T37"> </text:span><text:span text:style-name="T59">SAMP-250 HD, </text:span><text:span text:style-name="T55">BAP-100</text:span><text:span text:style-name="T57"> (see below)</text:span><text:span text:style-name="T55">, </text:span><text:span text:style-name="T36">BLG-66 Belouga</text:span></text:p>
      <text:list xml:id="list1070826294" text:style-name="L4">
        <text:list-item>
          <text:p text:style-name="P27">Press <text:span text:style-name="T34">Gray Reset Hat press</text:span><text:span text:style-name="T54"> ("</text:span>CNM <text:span text:style-name="T54">Switch n</text:span>eutral<text:span text:style-name="T54">").</text:span></text:p>
        </text:list-item>
        <text:list-item>
          <text:p text:style-name="P28">On <text:span text:style-name="T32">PPA</text:span> (above right knee):</text:p>
          <text:list>
            <text:list-item>
              <text:p text:style-name="P20"><text:span text:style-name="T18">Bomb Fuze Selector switch</text:span><text:span text:style-name="T1"> ... </text:span><text:span text:style-name="T18">RET</text:span><text:span text:style-name="T1"> (delay </text:span><text:span text:style-name="T4">Snakeye fuze/Belouga opening</text:span><text:span text:style-name="T1">) or </text:span><text:span text:style-name="T18">INST</text:span><text:span text:style-name="T1"> </text:span><text:span text:style-name="T3">(instant </text:span><text:span text:style-name="T4">Snakeye </text:span><text:span text:style-name="T7">fuze/</text:span><text:span text:style-name="T4">Beloug</text:span><text:span text:style-name="T8">a</text:span><text:span text:style-name="T4"> opening</text:span><text:span text:style-name="T3">)</text:span></text:p>
            </text:list-item>
            <text:list-item>
              <text:p text:style-name="P28"><text:span text:style-name="T32">Bomb Release Quantity Selector switch</text:span> ... <text:span text:style-name="T32">At least 1</text:span>, or as desired. <text:s/><text:span text:style-name="T38">If 0, no bombs will drop.</text:span></text:p>
            </text:list-item>
            <text:list-item>
              <text:p text:style-name="P28"><text:span text:style-name="T32">Bomb Release Interval Selector switch</text:span> ... <text:span text:style-name="T32">As desired</text:span>, distance in meters</text:p>
            </text:list-item>
          </text:list>
        </text:list-item>
      </text:list>
      <text:list text:style-name="L5">
        <text:list-item>
          <text:p text:style-name="P14">For release timing for BAP-100 anti-runway bombs in order to cover a whole runway, see below.</text:p>
        </text:list-item>
      </text:list>
      <text:list xml:id="list144710879802410" text:continue-list="list1070826294" text:style-name="L4">
        <text:list-item>
          <text:p text:style-name="P28">On <text:span text:style-name="T32">PCA</text:span> (above left knee):</text:p>
          <text:list>
            <text:list-item>
              <text:p text:style-name="P28">Select <text:span text:style-name="T33">BF1</text:span><text:span text:style-name="T37"> for Snakeye</text:span><text:span text:style-name="T56"> or AIR,</text:span><text:span text:style-name="T37"> </text:span><text:span text:style-name="T32">BF6</text:span> <text:span text:style-name="T37">for Belouga</text:span><text:span text:style-name="T56">, </text:span><text:span text:style-name="T35">BF8</text:span><text:span text:style-name="T56"> for BAP-100</text:span></text:p>
            </text:list-item>
            <text:list-item>
              <text:p text:style-name="P20"><text:span text:style-name="T1">Select </text:span><text:span text:style-name="T18">TAS</text:span><text:span text:style-name="T1"> and </text:span><text:span text:style-name="T18">RS</text:span><text:span text:style-name="T1"> </text:span><text:span text:style-name="T2">(</text:span><text:span text:style-name="T3">Radar should be set to </text:span><text:span text:style-name="T19">EMIT</text:span><text:span text:style-name="T3"> and </text:span><text:span text:style-name="T2">Radar Altimeter should be </text:span><text:span text:style-name="T20">ON</text:span><text:span text:style-name="T2">).</text:span></text:p>
            </text:list-item>
          </text:list>
        </text:list-item>
        <text:list-item>
          <text:p text:style-name="P21"><text:span text:style-name="T29">Dish Hat up</text:span><text:span text:style-name="T12"> </text:span><text:span text:style-name="T5">("</text:span><text:span text:style-name="T1">Weapons System CMD FWD</text:span><text:span text:style-name="T5">")</text:span><text:span text:style-name="T12"> to s</text:span><text:span text:style-name="T1">et HUD to </text:span><text:span text:style-name="T30">B</text:span><text:span text:style-name="T31">F</text:span><text:span text:style-name="T1"> mode</text:span><text:span text:style-name="T5">.</text:span></text:p>
        </text:list-item>
        <text:list-item>
          <text:p text:style-name="P22"><text:span text:style-name="T1">Put CCIP pipper</text:span><text:span text:style-name="T11"> on target or where you want the string of bombs to start </text:span><text:span text:style-name="T1">and </text:span><text:span text:style-name="T18">press</text:span><text:span text:style-name="T28"> and hold</text:span><text:span text:style-name="T18"> </text:span><text:span text:style-name="T24">Trigger</text:span><text:span text:style-name="T1"> to drop bombs.</text:span></text:p>
        </text:list-item>
      </text:list>
      <text:list text:style-name="L6">
        <text:list-item>
          <text:list>
            <text:list-item>
              <text:p text:style-name="P30">The small gap in the bomb fall line shows where the last bomb in the string will drop with the current interval setting.</text:p>
            </text:list-item>
            <text:list-item>
              <text:p text:style-name="P31">Bombs will still drop even if you have the X on the HUD, so be careful.</text:p>
            </text:list-item>
          </text:list>
        </text:list-item>
      </text:list>
      <text:list xml:id="list144711554265779" text:continue-list="list144710879802410" text:style-name="L4">
        <text:list-item>
          <text:p text:style-name="P29"><text:span text:style-name="T40">Set HUD back to </text:span><text:span text:style-name="T41">NAV</text:span><text:span text:style-name="T40"> mode with </text:span><text:span text:style-name="T42">Dish Hat down</text:span><text:span text:style-name="T43"> ("</text:span><text:span text:style-name="T40">Weapons System CMD AFT</text:span><text:span text:style-name="T43">")</text:span><text:span text:style-name="T40">.</text:span></text:p>
        </text:list-item>
      </text:list>
      <text:p text:style-name="P8"><text:span text:style-name="T44">B</text:span><text:span text:style-name="T45">AP-100 anti-runway bombs</text:span></text:p>
      <text:list text:style-name="L7">
        <text:list-item>
          <text:p text:style-name="P23"><text:span text:style-name="T48">You need to </text:span><text:span text:style-name="T49">press and hold </text:span><text:span text:style-name="T50">T</text:span><text:span text:style-name="T49">rigger</text:span><text:span text:style-name="T48"> when CCIP pipper is at the beginning of where you want the string of bombs to start. <text:s/>Bomb release line will start moving up from the bottom of the HUD, bombs start releasing when line reaches velocity vector. <text:s/>Keep holding trigger until all bombs are gone.</text:span></text:p>
        </text:list-item>
        <text:list-item>
          <text:p text:style-name="P24"><text:span text:style-name="T48">Release timing calculation: </text:span><text:span text:style-name="T51">(Desired bomb string length </text:span><text:span text:style-name="T49">in nmi </text:span><text:span text:style-name="T51">* 185</text:span><text:span text:style-name="T52">.2</text:span><text:span text:style-name="T51">) / # bombs = interval in tens of m</text:span></text:p>
        </text:list-item>
        <text:list-item>
          <text:p text:style-name="P32"><text:span text:style-name="T39">For 18 bombs, bomb string length in nmi is </text:span><text:span text:style-name="T53">≅</text:span><text:span text:style-name="T39"> interval / 10, so interval of 15 is 1.5 nmi string.</text:span></text:p>
        </text:list-item>
        <text:list-item>
          <text:p text:style-name="P15">Max interval is 28 (280 m) so max string length is:</text:p>
          <text:list>
            <text:list-item>
              <text:p text:style-name="P15">18 bombs @ 28 = 5040 m / 2.72 nmi</text:p>
            </text:list-item>
            <text:list-item>
              <text:p text:style-name="P15">12 bombs @ 28 = 3360 m / 1.81 nmi</text:p>
            </text:list-item>
            <text:list-item>
              <text:p text:style-name="P15">8 bombs @ 28 = 2240 m / 1.21 nmi</text:p>
            </text:list-item>
            <text:list-item>
              <text:p text:style-name="P15">6 bombs @ 28 = 1680 m / 0.91 nmi</text:p>
            </text:list-item>
            <text:list-item>
              <text:p text:style-name="P16">4 bombs @ 28 = 1120 m / 0.60 nmi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7:10.149000000</dc:date>
    <meta:editing-duration>PT19H4M15S</meta:editing-duration>
    <meta:editing-cycles>7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2" meta:word-count="524" meta:character-count="2578" meta:non-whitespace-character-count="2121"/>
  </office:meta>
</office:document-meta>
</file>